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ORE CHAVEZ,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857723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YACUCH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86568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ORE CHAVEZ,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857723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86568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3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4/07/2021</text:p>
          </table:table-cell>
          <table:table-cell table:style-name="Tabla2.A3" office:value-type="string">
            <text:p text:style-name="P16">9717334</text:p>
          </table:table-cell>
          <table:table-cell table:style-name="Tabla2.D3" office:value-type="string">
            <text:p text:style-name="P17">6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17:55:3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